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6cm"/>
    </style:style>
    <style:style style:name="co3" style:family="table-column">
      <style:table-column-properties fo:break-before="auto" style:column-width="3.388cm"/>
    </style:style>
    <style:style style:name="co4" style:family="table-column">
      <style:table-column-properties fo:break-before="auto" style:column-width="7.654cm"/>
    </style:style>
    <style:style style:name="co5" style:family="table-column">
      <style:table-column-properties fo:break-before="auto" style:column-width="5.63cm"/>
    </style:style>
    <style:style style:name="co6" style:family="table-column">
      <style:table-column-properties fo:break-before="auto" style:column-width="7.982cm"/>
    </style:style>
    <style:style style:name="co8" style:family="table-column">
      <style:table-column-properties fo:break-before="auto" style:column-width="8.063cm"/>
    </style:style>
    <style:style style:name="co9" style:family="table-column">
      <style:table-column-properties fo:break-before="auto" style:column-width="10.2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Liberation Sans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office:value-type="string">
            <text:p>Test type</text:p>
          </table:table-cell>
          <table:table-cell table:style-name="Default" office:value-type="string">
            <text:p>Functionnal test</text:p>
          </table:table-cell>
          <table:table-cell table:number-columns-repeated="6"/>
        </table:table-row>
        <table:table-row table:style-name="ro1">
          <table:table-cell office:value-type="string">
            <text:p>Database used </text:p>
          </table:table-cell>
          <table:table-cell table:style-name="Default" office:value-type="string">
            <text:p>PostgreSQL 8.4</text:p>
          </table:table-cell>
          <table:table-cell table:number-columns-repeated="6"/>
        </table:table-row>
        <table:table-row table:style-name="ro1">
          <table:table-cell office:value-type="string">
            <text:p>Author of the test code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Author of the report</text:p>
          </table:table-cell>
          <table:table-cell table:style-name="Default" office:value-type="string">
            <text:p>K. Coulomb</text:p>
          </table:table-cell>
          <table:table-cell table:number-columns-repeated="6"/>
        </table:table-row>
        <table:table-row table:style-name="ro1">
          <table:table-cell office:value-type="string">
            <text:p>OS used to test</text:p>
          </table:table-cell>
          <table:table-cell table:style-name="Default" office:value-type="string">
            <text:p>Ubuntu 9.04</text:p>
          </table:table-cell>
          <table:table-cell table:number-columns-repeated="6"/>
        </table:table-row>
        <table:table-row table:style-name="ro1">
          <table:table-cell office:value-type="string">
            <text:p>Cmake 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 office:value-type="string">
            <text:p>gcc</text:p>
          </table:table-cell>
          <table:table-cell table:style-name="ce1" office:value-type="string">
            <text:p>V4.3.3</text:p>
          </table:table-cell>
          <table:table-cell table:number-columns-repeated="6"/>
        </table:table-row>
        <table:table-row table:style-name="ro1">
          <table:table-cell office:value-type="string">
            <text:p>DIET</text:p>
          </table:table-cell>
          <table:table-cell table:style-name="ce1" office:value-type="string">
            <text:p>V2.6</text:p>
          </table:table-cell>
          <table:table-cell table:number-columns-repeated="6"/>
        </table:table-row>
        <table:table-row table:style-name="ro1">
          <table:table-cell/>
          <table:table-cell table:style-name="ce1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ID test</text:p>
          </table:table-cell>
          <table:table-cell table:style-name="ce2" office:value-type="string">
            <text:p>Date</text:p>
          </table:table-cell>
          <table:table-cell office:value-type="string">
            <text:p>Test description</text:p>
          </table:table-cell>
          <table:table-cell office:value-type="string">
            <text:p>Command(s) tested</text:p>
          </table:table-cell>
          <table:table-cell office:value-type="string">
            <text:p>Output expected</text:p>
          </table:table-cell>
          <table:table-cell office:value-type="string">
            <text:p>Output gotten</text:p>
          </table:table-cell>
          <table:table-cell office:value-type="string">
            <text:p>Error</text:p>
          </table:table-cell>
          <table:table-cell office:value-type="string">
            <text:p>Remarque</text:p>
          </table:table-cell>
        </table:table-row>
        <table:table-row table:style-name="ro1">
          <table:table-cell office:value-type="string">
            <text:p>U1.1-B1</text:p>
          </table:table-cell>
          <table:table-cell office:value-type="date" office:date-value="2011-03-01">
            <text:p>01/03/11</text:p>
          </table:table-cell>
          <table:table-cell office:value-type="string">
            <text:p>Normal connection</text:p>
          </table:table-cell>
          <table:table-cell office:value-type="string">
            <text:p>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U1.1-B1/B2</text:p>
          </table:table-cell>
          <table:table-cell office:value-type="date" office:date-value="2011-03-01">
            <text:p>01/03/11</text:p>
          </table:table-cell>
          <table:table-cell office:value-type="string">
            <text:p>Connect with a specific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Already tested in U1-B1</text:p>
          </table:table-cell>
        </table:table-row>
        <table:table-row table:style-name="ro1">
          <table:table-cell office:value-type="string">
            <text:p>U1.1-E1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uid close timeout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2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password close timeout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3</text:p>
          </table:table-cell>
          <table:table-cell office:value-type="date" office:date-value="2011-03-01">
            <text:p>01/03/11</text:p>
          </table:table-cell>
          <table:table-cell office:value-type="string">
            <text:p>Connect bad close policy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1-E4</text:p>
          </table:table-cell>
          <table:table-cell office:value-type="date" office:date-value="2011-03-01">
            <text:p>01/03/11</text:p>
          </table:table-cell>
          <table:table-cell office:value-type="string">
            <text:p>Connect password temporary</text:p>
          </table:table-cell>
          <table:table-cell office:value-type="string">
            <text:p>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Connect as an other user</text:p>
          </table:table-cell>
          <table:table-cell office:value-type="string">
            <text:p>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B</text:p>
          </table:table-cell>
          <table:table-cell office:value-type="date" office:date-value="2011-03-01">
            <text:p>01/03/11</text:p>
          </table:table-cell>
          <table:table-cell office:value-type="string">
            <text:p>Reconnect normal</text:p>
          </table:table-cell>
          <table:table-cell office:value-type="string">
            <text:p>reconnect</text:p>
          </table:table-cell>
          <table:table-cell table:number-columns-repeated="2" office:value-type="string">
            <text:p>Session key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1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id</text:p>
          </table:table-cell>
          <table:table-cell office:value-type="string">
            <text:p>re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5-E2</text:p>
          </table:table-cell>
          <table:table-cell office:value-type="date" office:date-value="2011-03-01">
            <text:p>01/03/11</text:p>
          </table:table-cell>
          <table:table-cell office:value-type="string">
            <text:p>Reconnect bad user password</text:p>
          </table:table-cell>
          <table:table-cell office:value-type="string">
            <text:p>reconnec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</text:p>
          </table:table-cell>
          <table:table-cell office:value-type="string">
            <text:p>listSession</text:p>
          </table:table-cell>
          <table:table-cell table:number-columns-repeated="2"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5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B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normal for admin</text:p>
          </table:table-cell>
          <table:table-cell office:value-type="string">
            <text:p>listSession</text:p>
          </table:table-cell>
          <table:table-cell table:number-columns-repeated="2" office:value-type="string">
            <text:p>A list of session with one session containing the same session key the current session is i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1-E</text:p>
          </table:table-cell>
          <table:table-cell office:value-type="date" office:date-value="2011-03-01">
            <text:p>01/03/11</text:p>
          </table:table-cell>
          <table:table-cell office:value-type="string">
            <text:p>List session bad user id</text:p>
          </table:table-cell>
          <table:table-cell office:value-type="string">
            <text:p>listSess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B</text:p>
          </table:table-cell>
          <table:table-cell office:value-type="date" office:date-value="2011-03-01">
            <text:p>01/03/11</text:p>
          </table:table-cell>
          <table:table-cell office:value-type="string">
            <text:p>Close normal</text:p>
          </table:table-cell>
          <table:table-cell office:value-type="string">
            <text:p>close</text:p>
          </table:table-cell>
          <table:table-cell table:number-columns-repeated="2" office:value-type="string">
            <text:p>Closed sess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1</text:p>
          </table:table-cell>
          <table:table-cell office:value-type="date" office:date-value="2011-03-01">
            <text:p>01/03/11</text:p>
          </table:table-cell>
          <table:table-cell office:value-type="string">
            <text:p>Close bad session id</text:p>
          </table:table-cell>
          <table:table-cell office:value-type="string">
            <text:p>clos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2-E2</text:p>
          </table:table-cell>
          <table:table-cell office:value-type="date" office:date-value="2011-03-01">
            <text:p>01/03/11</text:p>
          </table:table-cell>
          <table:table-cell office:value-type="string">
            <text:p>Close already close</text:p>
          </table:table-cell>
          <table:table-cell office:value-type="string">
            <text:p>clos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4-B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normal</text:p>
          </table:table-cell>
          <table:table-cell office:value-type="string">
            <text:p>listHistoryCommand</text:p>
          </table:table-cell>
          <table:table-cell table:number-columns-repeated="2" office:value-type="string">
            <text:p>A list of each command</text:p>
          </table:table-cell>
          <table:table-cell office:value-type="float" office:value="0">
            <text:p>0</text:p>
          </table:table-cell>
          <table:table-cell office:value-type="string">
            <text:p>The verification the list contained all is not automatic, manually checked</text:p>
          </table:table-cell>
        </table:table-row>
        <table:table-row table:style-name="ro1">
          <table:table-cell office:value-type="string">
            <text:p>U1.3.4-E</text:p>
          </table:table-cell>
          <table:table-cell office:value-type="date" office:date-value="2011-03-01">
            <text:p>01/03/11</text:p>
          </table:table-cell>
          <table:table-cell office:value-type="string">
            <text:p><text:s/>List history command bad session id</text:p>
          </table:table-cell>
          <table:table-cell office:value-type="string">
            <text:p>listHistoryComman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B</text:p>
          </table:table-cell>
          <table:table-cell office:value-type="date" office:date-value="2011-03-01">
            <text:p>01/03/11</text:p>
          </table:table-cell>
          <table:table-cell office:value-type="string">
            <text:p>Normal add user</text:p>
          </table:table-cell>
          <table:table-cell office:value-type="string">
            <text:p>addUser</text:p>
          </table:table-cell>
          <table:table-cell table:number-columns-repeated="2" office:value-type="string">
            <text:p>A new user in the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1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out admin</text:p>
          </table:table-cell>
          <table:table-cell office:value-type="string">
            <text:p>add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1-E2</text:p>
          </table:table-cell>
          <table:table-cell office:value-type="date" office:date-value="2011-03-01">
            <text:p>01/03/11</text:p>
          </table:table-cell>
          <table:table-cell office:value-type="string">
            <text:p>Add user with same user 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user id is not an input parameter</text:p>
          </table:table-cell>
        </table:table-row>
        <table:table-row table:style-name="ro1">
          <table:table-cell office:value-type="string">
            <text:p>UA1-E3</text:p>
          </table:table-cell>
          <table:table-cell office:value-type="date" office:date-value="2011-03-01">
            <text:p>01/03/11</text:p>
          </table:table-cell>
          <table:table-cell office:value-type="string">
            <text:p>Email invalid</text:p>
          </table:table-cell>
          <table:table-cell office:value-type="string">
            <text:p>add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n user</text:p>
          </table:table-cell>
          <table:table-cell office:value-type="string">
            <text:p>updateUser</text:p>
          </table:table-cell>
          <table:table-cell table:number-columns-repeated="2" office:value-type="string">
            <text:p>The <text:s/>data of the user are modifi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user id</text:p>
          </table:table-cell>
          <table:table-cell office:value-type="string">
            <text:p>upda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bad mail</text:p>
          </table:table-cell>
          <table:table-cell office:value-type="string">
            <text:p>updateUser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Do not check if the email is invalid</text:p>
          </table:table-cell>
        </table:table-row>
        <table:table-row table:style-name="ro1">
          <table:table-cell office:value-type="string">
            <text:p>U4.1-E3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not an admin</text:p>
          </table:table-cell>
          <table:table-cell office:value-type="string">
            <text:p>upda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Normal delete user</text:p>
          </table:table-cell>
          <table:table-cell office:value-type="string">
            <text:p>deleteUser</text:p>
          </table:table-cell>
          <table:table-cell table:number-columns-repeated="2" office:value-type="string">
            <text:p>User deleted from databas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Bad user id</text:p>
          </table:table-cell>
          <table:table-cell office:value-type="string">
            <text:p>dele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, not an admin</text:p>
          </table:table-cell>
          <table:table-cell office:value-type="string">
            <text:p>delete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</text:p>
          </table:table-cell>
          <table:table-cell office:value-type="string">
            <text:p>listUser</text:p>
          </table:table-cell>
          <table:table-cell table:number-columns-repeated="2" office:value-type="string">
            <text:p>A list with the two users admin_1 and user_1 for the tes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users with a user id</text:p>
          </table:table-cell>
          <table:table-cell office:value-type="string">
            <text:p>listUser</text:p>
          </table:table-cell>
          <table:table-cell table:number-columns-repeated="2" office:value-type="string">
            <text:p>A list with only one user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5.2-E1</text:p>
          </table:table-cell>
          <table:table-cell office:value-type="date" office:date-value="2011-03-01">
            <text:p>01/03/11</text:p>
          </table:table-cell>
          <table:table-cell office:value-type="string">
            <text:p>Bad session key to list users</text:p>
          </table:table-cell>
          <table:table-cell office:value-type="string">
            <text:p>listUser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B</text:p>
          </table:table-cell>
          <table:table-cell office:value-type="date" office:date-value="2011-03-01">
            <text:p>01/03/11</text:p>
          </table:table-cell>
          <table:table-cell office:value-type="string">
            <text:p>Password is changed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The user has a new passwor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change password, bad username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date" office:date-value="2011-03-01">
            <text:p>01/03/11</text:p>
          </table:table-cell>
          <table:table-cell office:value-type="string">
            <text:p>Fail to change password, bad password</text:p>
          </table:table-cell>
          <table:table-cell office:value-type="string">
            <text:p>change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B</text:p>
          </table:table-cell>
          <table:table-cell office:value-type="date" office:date-value="2011-03-01">
            <text:p>01/03/11</text:p>
          </table:table-cell>
          <table:table-cell office:value-type="string">
            <text:p>Reset password</text:p>
          </table:table-cell>
          <table:table-cell office:value-type="string">
            <text:p>resetPassword</text:p>
          </table:table-cell>
          <table:table-cell table:number-columns-repeated="2" office:value-type="string">
            <text:p>The password of the user is re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ert password, bad user id</text:p>
          </table:table-cell>
          <table:table-cell office:value-type="string">
            <text:p>resetPassword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B</text:p>
          </table:table-cell>
          <table:table-cell office:value-type="date" office:date-value="2011-03-01">
            <text:p>01/03/11</text:p>
          </table:table-cell>
          <table:table-cell office:value-type="string">
            <text:p>Add a local account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An account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user id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add a local account, bad machine id</text:p>
          </table:table-cell>
          <table:table-cell office:value-type="string">
            <text:p>add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local account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An account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user id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 a local account, bad machine id</text:p>
          </table:table-cell>
          <table:table-cell office:value-type="string">
            <text:p>upda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B</text:p>
          </table:table-cell>
          <table:table-cell office:value-type="date" office:date-value="2011-03-01">
            <text:p>01/03/11</text:p>
          </table:table-cell>
          <table:table-cell office:value-type="string">
            <text:p>Delete a local account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An account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user id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4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local account, bad machine id</text:p>
          </table:table-cell>
          <table:table-cell office:value-type="string">
            <text:p>delete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B</text:p>
          </table:table-cell>
          <table:table-cell office:value-type="date" office:date-value="2011-03-01">
            <text:p>01/03/11</text:p>
          </table:table-cell>
          <table:table-cell office:value-type="string">
            <text:p>Save the configuration</text:p>
          </table:table-cell>
          <table:table-cell office:value-type="string">
            <text:p>saveConfiguration</text:p>
          </table:table-cell>
          <table:table-cell table:number-columns-repeated="2" office:value-type="string">
            <text:p>The configuration is sav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3-E</text:p>
          </table:table-cell>
          <table:table-cell table:number-columns-repeated="6" office:value-type="string">
            <text:p>X</text:p>
          </table:table-cell>
          <table:table-cell office:value-type="string">
            <text:p>There is no more the file parameter</text:p>
          </table:table-cell>
        </table:table-row>
        <table:table-row table:style-name="ro1">
          <table:table-cell office:value-type="string">
            <text:p>UA4-B</text:p>
          </table:table-cell>
          <table:table-cell office:value-type="date" office:date-value="2011-03-01">
            <text:p>01/03/11</text:p>
          </table:table-cell>
          <table:table-cell office:value-type="string">
            <text:p>Retore the configuration</text:p>
          </table:table-cell>
          <table:table-cell office:value-type="string">
            <text:p>restoreConfiguration</text:p>
          </table:table-cell>
          <table:table-cell table:number-columns-repeated="2" office:value-type="string">
            <text:p>The configuration is resto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restore the configuration, not root</text:p>
          </table:table-cell>
          <table:table-cell office:value-type="string">
            <text:p>restoreConfigura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List the local accoun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B1</text:p>
          </table:table-cell>
          <table:table-cell office:value-type="date" office:date-value="2011-03-01">
            <text:p>01/03/11</text:p>
          </table:table-cell>
          <table:table-cell office:value-type="string">
            <text:p>List the local accounts on a specific machine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List the local account on a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4.3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local accounts, bad machine</text:p>
          </table:table-cell>
          <table:table-cell office:value-type="string">
            <text:p>listLocalAccount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the default options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The value of a default option is configur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option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7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 default option, bad value</text:p>
          </table:table-cell>
          <table:table-cell office:value-type="string">
            <text:p>configureDefaul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options</text:p>
          </table:table-cell>
          <table:table-cell office:value-type="string">
            <text:p>listOption</text:p>
          </table:table-cell>
          <table:table-cell table:number-columns-repeated="2" office:value-type="string">
            <text:p>The list of the option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name</text:p>
          </table:table-cell>
          <table:table-cell office:value-type="string">
            <text:p>lis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2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the options, bad user id</text:p>
          </table:table-cell>
          <table:table-cell office:value-type="string">
            <text:p>list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B</text:p>
          </table:table-cell>
          <table:table-cell office:value-type="date" office:date-value="2011-03-01">
            <text:p>01/03/11</text:p>
          </table:table-cell>
          <table:table-cell office:value-type="string">
            <text:p>Configure an option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The value of the option is set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1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option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1.3.1-E2</text:p>
          </table:table-cell>
          <table:table-cell office:value-type="date" office:date-value="2011-03-01">
            <text:p>01/03/11</text:p>
          </table:table-cell>
          <table:table-cell office:value-type="string">
            <text:p>Fail to configure an option, bad value</text:p>
          </table:table-cell>
          <table:table-cell office:value-type="string">
            <text:p>configureOption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B</text:p>
          </table:table-cell>
          <table:table-cell office:value-type="date" office:date-value="2011-03-01">
            <text:p>01/03/11</text:p>
          </table:table-cell>
          <table:table-cell office:value-type="string">
            <text:p>Add a machine</text:p>
          </table:table-cell>
          <table:table-cell office:value-type="string">
            <text:p>addMachine</text:p>
          </table:table-cell>
          <table:table-cell table:number-columns-repeated="2" office:value-type="string">
            <text:p>A machine is add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1-E1</text:p>
          </table:table-cell>
          <table:table-cell office:value-type="date" office:date-value="2011-03-01">
            <text:p>01/03/11</text:p>
          </table:table-cell>
          <table:table-cell office:value-type="string">
            <text:p>Machine id already existing</text:p>
          </table:table-cell>
          <table:table-cell office:value-type="string">
            <text:p>addMachine</text:p>
          </table:table-cell>
          <table:table-cell office:value-type="string">
            <text:p>VishnuException</text:p>
          </table:table-cell>
          <table:table-cell table:number-columns-repeated="2" office:value-type="string">
            <text:p>X</text:p>
          </table:table-cell>
          <table:table-cell office:value-type="string">
            <text:p>Impossible to check because machine id is not an input parameter</text:p>
          </table:table-cell>
        </table:table-row>
        <table:table-row table:style-name="ro1">
          <table:table-cell office:value-type="string">
            <text:p>UA6.4-B</text:p>
          </table:table-cell>
          <table:table-cell office:value-type="date" office:date-value="2011-03-01">
            <text:p>01/03/11</text:p>
          </table:table-cell>
          <table:table-cell office:value-type="string">
            <text:p>Update a machine</text:p>
          </table:table-cell>
          <table:table-cell table:style-name="ce4" office:value-type="string">
            <text:p>updateMachine</text:p>
          </table:table-cell>
          <table:table-cell table:number-columns-repeated="2" office:value-type="string">
            <text:p>A machine is upda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4-E</text:p>
          </table:table-cell>
          <table:table-cell office:value-type="date" office:date-value="2011-03-01">
            <text:p>01/03/11</text:p>
          </table:table-cell>
          <table:table-cell office:value-type="string">
            <text:p>Fail to update, bad machine id</text:p>
          </table:table-cell>
          <table:table-cell table:style-name="ce4" office:value-type="string">
            <text:p>update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</text:p>
          </table:table-cell>
          <table:table-cell office:value-type="date" office:date-value="2011-03-01">
            <text:p>01/03/11</text:p>
          </table:table-cell>
          <table:table-cell office:value-type="string">
            <text:p>Delete a machine</text:p>
          </table:table-cell>
          <table:table-cell office:value-type="string">
            <text:p>deleteMachine</text:p>
          </table:table-cell>
          <table:table-cell table:number-columns-repeated="2" office:value-type="string">
            <text:p>The machine is deleted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2-E</text:p>
          </table:table-cell>
          <table:table-cell office:value-type="date" office:date-value="2011-03-01">
            <text:p>01/03/11</text:p>
          </table:table-cell>
          <table:table-cell office:value-type="string">
            <text:p>Fail to delete a machine, bad machine id</text:p>
          </table:table-cell>
          <table:table-cell office:value-type="string">
            <text:p>delete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</text:p>
          </table:table-cell>
          <table:table-cell office:value-type="date" office:date-value="2011-03-01">
            <text:p>01/03/11</text:p>
          </table:table-cell>
          <table:table-cell office:value-type="string">
            <text:p>List the machines</text:p>
          </table:table-cell>
          <table:table-cell office:value-type="string">
            <text:p>listMachine</text:p>
          </table:table-cell>
          <table:table-cell table:number-columns-repeated="2" office:value-type="string">
            <text:p>A list of the machines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B1</text:p>
          </table:table-cell>
          <table:table-cell office:value-type="date" office:date-value="2011-03-01">
            <text:p>01/03/11</text:p>
          </table:table-cell>
          <table:table-cell office:value-type="string">
            <text:p>List a specific machine with its machine id</text:p>
          </table:table-cell>
          <table:table-cell office:value-type="string">
            <text:p>listMachine</text:p>
          </table:table-cell>
          <table:table-cell office:value-type="string">
            <text:p>A list with the machine</text:p>
          </table:table-cell>
          <table:table-cell office:value-type="string">
            <text:p>A list wsith the machine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UA6.3-E</text:p>
          </table:table-cell>
          <table:table-cell office:value-type="date" office:date-value="2011-03-01">
            <text:p>01/03/11</text:p>
          </table:table-cell>
          <table:table-cell office:value-type="string">
            <text:p>Fail to list a machine, bad machine id</text:p>
          </table:table-cell>
          <table:table-cell office:value-type="string">
            <text:p>listMachine</text:p>
          </table:table-cell>
          <table:table-cell table:number-columns-repeated="2" office:value-type="string">
            <text:p>VishnuException</text:p>
          </table:table-cell>
          <table:table-cell office:value-type="float" office:value="0">
            <text:p>0</text:p>
          </table:table-cell>
          <table:table-cell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7:5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1T13:23:03</meta:creation-date>
    <dc:date>2011-03-03T17:57:53</dc:date>
    <meta:editing-duration>PT03H43M04S</meta:editing-duration>
    <meta:editing-cycles>20</meta:editing-cycles>
    <meta:generator>OpenOffice.org/3.2$Unix OpenOffice.org_project/320m19$Build-9505</meta:generator>
    <dc:creator>traore </dc:creator>
    <meta:document-statistic meta:table-count="3" meta:cell-count="547" meta:object-count="0"/>
    <meta:user-defined meta:name="Info 1"/>
    <meta:user-defined meta:name="Info 2"/>
    <meta:user-defined meta:name="Info 3"/>
    <meta:user-defined meta:name="Info 4"/>
  </office:meta>
</office:document-meta>
</file>